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56cm"/>
    </style:style>
    <style:style style:name="gr3" style:family="graphic" style:parent-style-name="standard">
      <style:graphic-properties draw:stroke="none" draw:fill="none" fo:min-height="3.7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text-shadow="none"/>
    </style:style>
    <style:style style:name="P5" style:family="paragraph">
      <style:text-properties style:font-name="Courier 10 Pitch2" fo:font-size="28pt" style:font-size-asian="28pt" style:font-size-complex="28pt"/>
    </style:style>
    <style:style style:name="P6" style:family="paragraph">
      <style:text-properties style:font-name="Courier 10 Pitch2" fo:font-size="26pt" style:font-size-asian="26pt" style:font-size-complex="26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style:font-name="Courier 10 Pitch2" fo:font-size="20pt" style:font-size-asian="20pt" style:font-size-complex="20pt"/>
    </style:style>
    <style:style style:name="P9" style:family="paragraph">
      <style:paragraph-properties fo:text-align="start"/>
      <style:text-properties style:font-name="Courier 10 Pitch2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3300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44pt" fo:text-shadow="none" style:font-size-asian="44pt" style:font-size-complex="44pt"/>
    </style:style>
    <style:style style:name="T6" style:family="text">
      <style:text-properties fo:color="#00cc00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size="28pt" style:font-size-asian="28pt" style:font-size-complex="28pt"/>
    </style:style>
    <style:style style:name="T12" style:family="text">
      <style:text-properties style:font-name="Courier 10 Pitch2" fo:font-size="28pt" style:font-size-asian="28pt" style:font-size-complex="28pt"/>
    </style:style>
    <style:style style:name="T13" style:family="text">
      <style:text-properties style:font-name="Courier 10 Pitch2"/>
    </style:style>
    <style:style style:name="T14" style:family="text">
      <style:text-properties style:font-name="Courier New1"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style:font-name="Courier 10 Pitch2" fo:font-size="20pt" style:font-size-asian="20pt" style:font-size-complex="20pt"/>
    </style:style>
    <style:style style:name="T21" style:family="text">
      <style:text-properties style:font-name="Courier 10 Pitch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Scala</text:p>
          </draw:text-box>
        </draw:frame>
        <draw:frame presentation:style-name="pr2" draw:layer="layout" svg:width="25.199cm" svg:height="15.193cm" svg:x="1.4cm" svg:y="4.707cm" presentation:class="subtitle" presentation:user-transformed="true">
          <draw:text-box>
            <text:p>Another Programming Language</text:p>
            <text:p>Or a Mood Altering Substance?</text:p>
            <text:p text:style-name="P1"><text:line-break/><text:a xlink:href="https://github.com/CodeSolid/ScalaTalkSacjug" xlink:type="simple">https://github.com/CodeSolid/ScalaTalkSacjug</text:a></text:p>
            <text:p text:style-name="P1"><text:line-break/>John Lockwood<text:line-break/></text:p>
            <text:p text:style-name="P2">Web:<text:tab/><text:tab/><text:a xlink:href="http://codesolid.com/" xlink:type="simple">http://codesolid.com</text:a><text:line-break/><text:tab/><text:tab/><text:tab/><text:tab/><text:a xlink:href="http://scalausergroup.org/" xlink:type="simple">http://scalausergroup.org</text:a></text:p>
            <text:p text:style-name="P2">Twitter: <text:tab/>@JohnLockwood<text:line-break/>Mail: <text:tab/><text:tab/><text:a xlink:href="mailto:john@particlewave.com" xlink:type="simple">john@particlewave.com</text:a><text:line-break/>LinkedIn:<text:tab/><text:a xlink:href="http://www.linkedin.com/in/codesolid" xlink:type="simple">http://www.linkedin.com/in/codesolid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id We Get He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ank you for having me.</text:p>
              </text:list-item>
              <text:list-item>
                <text:p>How <text:s/>the talk came about, and how it relates to thanking you for having m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ad Topics</text:p>
          </draw:text-box>
        </draw:frame>
        <draw:frame presentation:style-name="pr4" draw:layer="layout" svg:width="25.524cm" svg:height="12.179cm" svg:x="1.4cm" svg:y="4.914cm" presentation:class="outline" presentation:user-transformed="true">
          <draw:text-box>
            <text:list text:style-name="L2">
              <text:list-item>
                <text:p>What is Scala: <text:line-break/>Getting Our Bearings Part I (Single Slide)</text:p>
              </text:list-item>
              <text:list-item>
                <text:p>Getting Started – Using The Tools</text:p>
              </text:list-item>
              <text:list-item>
                <text:p>Scala's Relation to Java<text:line-break/>Getting Our Bearings II (In Greater Depth)</text:p>
              </text:list-item>
              <text:list-item>
                <text:p>A Brief Introduction to Functional Programming.</text:p>
              </text:list-item>
              <text:list-item>
                <text:p>Concurrency with Scala – A quick look at akk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gacy Slides? <text:s/>Seriousl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</text:p>
              </text:list-item>
              <text:list-item>
                <text:p>Scala as a general purpose scripting language.</text:p>
              </text:list-item>
              <text:list-item>
                <text:p>Scala as a concise form of Java</text:p>
              </text:list-item>
              <text:list-item>
                <text:p>Similarities / Differences from Java</text:p>
              </text:list-item>
              <text:list-item>
                <text:p>Operator Overloading and Operator Over-Doing</text:p>
              </text:list-item>
              <text:list-item>
                <text:p>SBT, the "Simple Build Tool" for Scala that's impossible to use! (Or is it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 Too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cala” <text:s/>(REPL or script tool)</text:p>
              </text:list-item>
              <text:list-item>
                <text:p>“scalac” (Compiler, more like javac)</text:p>
              </text:list-item>
              <text:list-item>
                <text:p>“sbt” (“Simple Build Tool”</text:p>
              </text:list-item>
              <text:list-item>
                <text:p>Scala in the IDE</text:p>
                <text:list>
                  <text:list-item>
                    <text:p>Idea (demo)</text:p>
                  </text:list-item>
                  <text:list-item>
                    <text:p>Eclipse (mention) “Scala IDE for Eclips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ling Sca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wasn't going to mention this because I know you can all figure it out, but in the interests of being thorough / verbose:<text:line-break/></text:p>
              </text:list-header>
              <text:list-item>
                <text:p>Have a JDK already on your path (javac / java). </text:p>
                <text:p>(I haven't tested doing without it).</text:p>
              </text:list-item>
              <text:list-item>
                <text:p>Download the right scala.zip /.tgz file for your environment. <text:s/>Or use package mgr / msi etc.</text:p>
              </text:list-item>
              <text:list-item>
                <text:p>Extract it to a directory</text:p>
              </text:list-item>
              <text:list-item>
                <text:p>Add bin directory to your 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Hello World</text:p>
          </draw:text-box>
        </draw:frame>
        <draw:frame presentation:style-name="pr4" draw:layer="layout" svg:width="25.199cm" svg:height="12.179cm" svg:x="1.4cm" svg:y="4.314cm" presentation:class="outline" presentation:user-transformed="true">
          <draw:text-box>
            <text:list text:style-name="L2">
              <text:list-item>
                <text:p>Simplest possible version<text:line-break/>hello/small<text:line-break/></text:p>
              </text:list-item>
              <text:list-item>
                <text:p>Coming from javac – scalac <text:line-break/>samples/hello/java<text:line-break/></text:p>
              </text:list-item>
              <text:list-item>
                <text:p>A common idiom – unclear magic is a virtue:<text:line-break/>samples/hello/common<text:line-break/></text:p>
              </text:list-item>
              <text:list-item>
                <text:p>Running as a bash script, because we can<text:line-break/>hello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Scala REPL – An awesome exploration tool.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list text:style-name="L2">
              <text:list-item>
                <text:p>Type “scala” with no arguments. <text:s/><text:line-break/></text:p>
              </text:list-item>
              <text:list-item>
                <text:p>Can try out snippets of code interactively, and can load / save scripts.<text:line-break/></text:p>
              </text:list-item>
              <text:list-item>
                <text:p>Some helpful commands:</text:p>
                <text:list>
                  <text:list-item>
                    <text:p>:help</text:p>
                  </text:list-item>
                  <text:list-item>
                    <text:p>:load</text:p>
                  </text:list-item>
                  <text:list-item>
                    <text:p>:s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Scala REPL Continu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and completion.</text:p>
                <text:list>
                  <text:list-item>
                    <text:p>:reset<text:line-break/>:sh ls .<text:line-break/>res0.&lt;tab&gt;<text:line-break/>res0.lines.foreach(println)<text:line-break/>:type res0.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ala as a Scripting Langu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disclosure: <text:s/>a beginner idea that has not aged well.</text:p>
              </text:list-item>
              <text:list-item>
                <text:p>More possible than Java, less plausible than bash, Perl.</text:p>
                <text:p>scripting/script_enable.scala<text:line-break/>scripting/curlit<text:line-break/>scripting/List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B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's “<text:span text:style-name="T1">S</text:span>imple” <text:span text:style-name="T1">B</text:span>uild <text:span text:style-name="T1">T</text:span>ool</text:p>
              </text:list-item>
              <text:list-item>
                <text:p>It really is Simple if you try to use it like Maven. <text:s/>If you want it to act like Ant or Rake, put scare quotes around “Simple” and bring a lunch – you're in for a learning curv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's Relation to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Order:</text:p>
                <text:list>
                  <text:list-item>
                    <text:p>Similarities / Differences</text:p>
                  </text:list-item>
                  <text:list-item>
                    <text:p>What's Better / What's Worse</text:p>
                  </text:list-item>
                </text:list>
              </text:list-item>
              <text:list-item>
                <text:p>Presentation Order:</text:p>
                <text:list>
                  <text:list-item>
                    <text:p>Similarities</text:p>
                  </text:list-item>
                  <text:list-item>
                    <text:p>What's Worse</text:p>
                  </text:list-item>
                  <text:list-item>
                    <text:p>What's Better</text:p>
                  </text:list-item>
                  <text:list-item>
                    <text:p>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ies: <text:line-break/>How Are Java &amp; Scala <text:span text:style-name="T1">The Same</text:span>?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Both run on the JVM and share common JVM features internally.</text:p>
              </text:list-item>
              <text:list-item>
                <text:p>Because of this Scala can trivially use existing Java libraries / tools.</text:p>
              </text:list-item>
              <text:list-item>
                <text:p>Both are strongly typed.</text:p>
              </text:list-item>
              <text:list-item>
                <text:p>Great support for object oriented programming.</text:p>
              </text:list-item>
              <text:list-item>
                <text:p>Runtime performance is comparable for comparable language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Scala Does <text:line-break/><text:span text:style-name="T2">WORSE</text:span><text:span text:style-name="T3"> </text:span><text:span text:style-name="T4">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e time is worse (But... Play!).</text:p>
              </text:list-item>
              <text:list-item>
                <text:p>Learning curve / complexity “for some features”.</text:p>
              </text:list-item>
              <text:list-item>
                <text:p>Obscurity / pedantry:</text:p>
                <text:list>
                  <text:list-item>
                    <text:p><text:s/>operator overloading =~!*# operator overdoing</text:p>
                  </text:list-item>
                </text:list>
              </text:list-item>
              <text:list-item>
                <text:p>Some tools particularly difficult / obtuse (Parts of SBT for example).</text:p>
              </text:list-item>
              <text:list-item>
                <text:p>Still a Little Bit of Newness Penalty: </text:p>
                <text:list>
                  <text:list-item>
                    <text:p>Third party tooling catching up (less confident now).</text:p>
                  </text:list-item>
                  <text:list-item>
                    <text:p>Java has longer history of documentation &amp; 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5">What Scala Does </text:span><text:span text:style-name="T5"><text:line-break/></text:span><text:span text:style-name="T6">BETTER</text:span><text:span text:style-name="T5"> 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support for functional programming</text:p>
                <text:list>
                  <text:list-item>
                    <text:p>Compare my history with C → C++</text:p>
                  </text:list-item>
                </text:list>
              </text:list-item>
              <text:list-item>
                <text:p>A different, and much simplified, way of doing concurrent / parallel programming.</text:p>
              </text:list-item>
              <text:list-item>
                <text:p>Better support for scripting.</text:p>
              </text:list-item>
              <text:list-item>
                <text:p>I can haz REPL! <text:s/></text:p>
                <text:list>
                  <text:list-item>
                    <text:p>Tee shirt idea: <text:s/><text:span text:style-name="T7">“Programmers do it interactively.”</text:span></text:p>
                  </text:list-item>
                </text:list>
              </text:list-item>
              <text:list-item>
                <text:p>Generally much more concise. <text:s/>(Same Java program in ½ or less lines of cod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ts of syntactical differences</text:p>
                <text:list>
                  <text:list-item>
                    <text:p>Good ones</text:p>
                  </text:list-item>
                  <text:list-item>
                    <text:p>Surprising ones</text:p>
                  </text:list-item>
                </text:list>
              </text:list-item>
              <text:list-item>
                <text:p>Supporting functional programming / stuff borrowed from other FP languages (Erlang , etc.)</text:p>
                <text:list>
                  <text:list-item>
                    <text:p>Good stuff</text:p>
                  </text:list-item>
                  <text:list-item>
                    <text:p>Ugly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Objects Everywhere in Scala</text:p>
                <text:p>Scala will compile many expressions to primitive types for performance reasons, but in terms of the programming interface, everything is an object.</text:p>
                <text:p/>
                <text:p><text:span text:style-name="T8">Any ← <text:s/>AnyRef</text:span></text:p>
                <text:list>
                  <text:list-item>
                    <text:list>
                      <text:list-header>
                        <text:p><text:span text:style-name="T8">← </text:span><text:span text:style-name="T8">AnyVal</text:span><text:span text:style-name="T8"><text:line-break/></text:span><text:span text:style-name="T8"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Scala has type inference in many cases:</text:span><text:span text:style-name="T10"><text:line-break/></text:span><text:span text:style-name="T11"><text:line-break/></text:span><text:span text:style-name="T11">val greeting = “Hello World”</text:span><text:span text:style-name="T11"><text:line-break/></text:span><text:span text:style-name="T11">val answer = 42</text:span><text:span text:style-name="T11"><text:line-break/></text:span><text:span text:style-name="T11"><text:line-break/></text:span><text:span text:style-name="T11">var states = Array(“RI”, “IN”, “CA”)</text:span><text:span text:style-name="T11"><text:line-break/></text:span><text:span text:style-name="T11">var counter = 0</text:span><text:span text:style-name="T11"><text:line-break/></text:span><text:span text:style-name="T11"/></text:p>
                <text:p><text:span text:style-name="T10">// But can also be explicit...</text:span><text:span text:style-name="T10"><text:line-break/></text:span><text:span text:style-name="T10">val theAnswer : Int = getAnswer()</text:span><text:span text:style-name="T10"><text:line-break/></text:span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0.28cm" presentation:class="title" presentation:user-transformed="true">
          <draw:text-box>
            <text:p>Scala has no static methods. Instead uses “object” <text:line-break/>to define singletons.</text:p>
          </draw:text-box>
        </draw:frame>
        <draw:frame presentation:style-name="pr4" draw:text-style-name="P5" draw:layer="layout" svg:width="27.492cm" svg:height="12.179cm" svg:x="0.508cm" svg:y="7.112cm" presentation:class="outline" presentation:user-transformed="true">
          <draw:text-box>
            <text:list text:style-name="L2">
              <text:list-header>
                <text:p><text:span text:style-name="T12">// HelloWorld.scala</text:span><text:span text:style-name="T12"><text:line-break/></text:span><text:span text:style-name="T12"><text:line-break/></text:span><text:span text:style-name="T12">object HelloWorld {</text:span><text:span text:style-name="T12"><text:line-break/></text:span><text:span text:style-name="T12"><text:tab/></text:span><text:span text:style-name="T12">def main(args: Array[String]):Unit = {</text:span></text:p>
                <text:list>
                  <text:list-item>
                    <text:list>
                      <text:list-header>
                        <text:p><text:span text:style-name="T12">println("Hello World!")</text:span></text:p>
                      </text:list-header>
                    </text:list>
                    <text:p><text:span text:style-name="T12">}</text:span></text:p>
                  </text:list-item>
                </text:list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constructs return a value in Scala that don't in Java (i.e., more “Expression Based”):</text:p>
                <text:p><text:span text:style-name="T13"><text:line-break/></text:span><text:span text:style-name="T13">// if_expression.scala</text:span><text:span text:style-name="T13"><text:line-break/></text:span><text:span text:style-name="T13"><text:line-break/></text:span><text:span text:style-name="T13">val answer = 42</text:span><text:span text:style-name="T13"><text:line-break/></text:span><text:span text:style-name="T13">val size = if (answer &lt; 100) "big" </text:span><text:span text:style-name="T13"><text:tab/></text:span><text:span text:style-name="T13"><text:tab/></text:span><text:span text:style-name="T13">else "little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Comprehensions with Yield<text:line-break/>Made Easy</text:p>
          </draw:text-box>
        </draw:frame>
        <draw:frame presentation:style-name="pr4" draw:layer="layout" svg:width="25.199cm" svg:height="12.179cm" svg:x="1.503cm" svg:y="5.701cm" presentation:class="outline" presentation:user-transformed="true">
          <draw:text-box>
            <text:list text:style-name="L2">
              <text:list-item>
                <text:p>For also returns a value in an expression called a “for comprehension”. <text:s/>Python and Ruby also do these.<text:line-break/><text:line-break/><text:span text:style-name="T13">// for_comprehension.scala</text:span><text:span text:style-name="T13"><text:line-break/></text:span><text:span text:style-name="T13"/></text:p>
                <text:p><text:span text:style-name="T13">val shouting = "HEY SHOUTING IS </text:span><text:span text:style-name="T13"><text:tab/></text:span><text:span text:style-name="T13"><text:tab/></text:span><text:span text:style-name="T13">IMPOLITE".split(" ")</text:span></text:p>
                <text:p><text:span text:style-name="T13">val whisper = for (s &lt;- shouting) </text:span><text:span text:style-name="T13"><text:tab/></text:span><text:span text:style-name="T13">yield s.toLowerCa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Comprehensions with Yield <text:line-break/>Made Har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3">// for_comprehension2.scala</text:span><text:span text:style-name="T13"><text:line-break/></text:span><text:span text:style-name="T10"><text:line-break/></text:span><text:span text:style-name="T10">val shouting2 = "HEY SHOUTING IS </text:span><text:span text:style-name="T10"><text:tab/></text:span><text:span text:style-name="T10"><text:tab/></text:span><text:span text:style-name="T10">IMPOLITE".split(" ")</text:span></text:p>
                <text:p><text:span text:style-name="T10">val whisper2 = for (s &lt;- shouting2) </text:span><text:span text:style-name="T10"><text:tab/></text:span><text:span text:style-name="T10">yield {</text:span></text:p>
                <text:list>
                  <text:list-item>
                    <text:list>
                      <text:list-header>
                        <text:p><text:span text:style-name="T14">val t = s + "_NERD_SAYS_WHAT"</text:span><text:span text:style-name="T14"><text:tab/></text:span><text:span text:style-name="T14">t.toLowerCase()</text:span></text:p>
                      </text:list-header>
                    </text:list>
                    <text:p><text:span text:style-name="T10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ch Expres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 has no switch statement, but match:</text:p>
                <text:list>
                  <text:list-item>
                    <text:p>Can take any input</text:p>
                  </text:list-item>
                  <text:list-item>
                    <text:p>Can return a value or Unit (Unit is like void in Java, C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 untyped example<text:line-break/>matchUntyped.scala</text:p>
          </draw:text-box>
        </draw:frame>
        <draw:frame presentation:style-name="pr4" draw:text-style-name="P6" draw:layer="layout" svg:width="25.199cm" svg:height="12.179cm" svg:x="1.471cm" svg:y="5.855cm" presentation:class="outline" presentation:user-transformed="true">
          <draw:text-box>
            <text:list text:style-name="L2">
              <text:list-header>
                <text:p><text:span text:style-name="T15">// matchUntyped.scala</text:span><text:span text:style-name="T15"><text:line-break/></text:span><text:span text:style-name="T15"><text:line-break/></text:span><text:span text:style-name="T15">def roseColored(beloved: Any): Any = {</text:span></text:p>
                <text:list>
                  <text:list-header>
                    <text:p><text:span text:style-name="T15">beloved match {</text:span></text:p>
                    <text:list>
                      <text:list-header>
                        <text:p><text:span text:style-name="T15">case "green eggs and ham" =&gt; -1</text:span></text:p>
                        <text:p><text:span text:style-name="T15">case _ =&gt; beloved.toString() +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5">" is beautiful!"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  <text:p><text:span text:style-name="T15">}</text:span></text:p>
                  </text:list-header>
                </text:list>
                <text:p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Typed match” example<text:line-break/>matchTyped.scala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Scala a functional programming language?</text:p>
              </text:list-item>
              <text:list-item>
                <text:p>What Is It?</text:p>
              </text:list-item>
              <text:list-item>
                <text:p>What are the benefits?</text:p>
              </text:list-item>
              <text:list-item>
                <text:p>What are the difficulties?</text:p>
              </text:list-item>
              <text:list-item>
                <text:p>Scala as an impure functional language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Defi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16">Functional programming is a style of programming that emphasizes programming using </text:span><text:span text:style-name="T17">pure functions</text:span><text:span text:style-name="T16"> – that is, functions that do not have side effects and always return the same result given the same input.</text:span></text:p>
            <text:p text:style-name="P2"><text:span text:style-name="T16"/></text:p>
            <text:p text:style-name="P2"><text:span text:style-name="T16">“</text:span><text:span text:style-name="T16">It treats computation as the evaluation of mathematical functions and avoids changing-state and mutable data.” <text:s/>– Wikipedia.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Unlike languages such as Haskell which are (or at least, which purport to be) purely functional, Scala is not a purely functional language BUT...</text:p>
            <text:p>It has excellent support for functional and imperative programming.</text:p>
            <text:p><text:line-break/>Wikipedia: <text:s/><text:span text:style-name="T7">“An interesting case is that of Scala – it is frequently written in a functional style, but the presence of side effects and mutable state place it in a grey area between imperative and functional languages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6" draw:text-style-name="P7" draw:layer="layout" svg:width="25.199cm" svg:height="12.661cm" svg:x="1.4cm" svg:y="4.973cm" presentation:class="subtitle" presentation:user-transformed="true">
          <draw:text-box>
            <text:p text:style-name="P2"><text:span text:style-name="T16">Functional programming languages feature </text:span><text:span text:style-name="T17">first class functions</text:span><text:span text:style-name="T16">, that is, functions that can be assigned to variables, passed to other functions, and returned from functions.</text:span></text:p>
            <text:p text:style-name="P2"><text:span text:style-name="T16"/></text:p>
            <text:p text:style-name="P2"><text:span text:style-name="T16">This in turn supports the creation of </text:span><text:span text:style-name="T17">high order functions</text:span><text:span text:style-name="T16">, that is, functions that call other functions passed in as argume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ixing Imperative and Functional Code?</text:p>
            <text:list text:style-name="L2">
              <text:list-item>
                <text:p>Should you? <text:s/></text:p>
              </text:list-item>
              <text:list-item>
                <text:p>My answer is yes if:</text:p>
                <text:list>
                  <text:list-item>
                    <text:p>You're in a hurry. </text:p>
                  </text:list-item>
                  <text:list-item>
                    <text:p>You're pragmatic (Just because you now own a hammer, the universe didn't suddenly become a collection of nails. <text:s/>What do you do with imperative APIs? <text:s/>What about rs.next()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16">Functional programming languages support a style of programming that is </text:span><text:span text:style-name="T18">declarative</text:span><text:span text:style-name="T16"> (tell the machine what you want done) rather than </text:span><text:span text:style-name="T18">imperative </text:span><text:span text:style-name="T19">(tell the machine how to do every step, and as a result, tell it what you want don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Imperative Programming<text:line-break/>Copying an Array of Ints</text:p>
          </draw:text-box>
        </draw:frame>
        <draw:frame draw:style-name="gr2" draw:text-style-name="P8" draw:layer="layout" svg:width="27.178cm" svg:height="11.759cm" svg:x="0.508cm" svg:y="7.612cm">
          <draw:text-box>
            <text:p><text:span text:style-name="T20">// Imperative.scala</text:span><text:span text:style-name="T20"><text:line-break/></text:span><text:span text:style-name="T20"/></text:p>
            <text:p><text:span text:style-name="T20">def copyIntArray(src: Array[Int]): Array[Int] = {</text:span></text:p>
            <text:p><text:span text:style-name="T20"><text:s text:c="6"/></text:span></text:p>
            <text:p><text:span text:style-name="T20"><text:tab/></text:span><text:span text:style-name="T20">var dest: Array[Int] = new Array[Int](src.length)</text:span></text:p>
            <text:p><text:span text:style-name="T20"><text:s text:c="6"/></text:span><text:span text:style-name="T20">var i = 0 <text:s text:c="2"/></text:span><text:span text:style-name="T20"><text:tab/></text:span><text:span text:style-name="T20"><text:tab/></text:span><text:span text:style-name="T20"><text:tab/></text:span><text:span text:style-name="T20"><text:tab/></text:span></text:p>
            <text:p><text:span text:style-name="T20"><text:s text:c="6"/></text:span><text:span text:style-name="T20">while (i &lt; src.length) {</text:span><text:span text:style-name="T20"><text:tab/></text:span></text:p>
            <text:p><text:span text:style-name="T20"><text:s text:c="10"/></text:span><text:span text:style-name="T20">dest(i) = src(i)</text:span><text:span text:style-name="T20"><text:tab/></text:span><text:span text:style-name="T20"><text:tab/></text:span></text:p>
            <text:p><text:span text:style-name="T20"><text:s text:c="10"/></text:span><text:span text:style-name="T20">i = i + 1</text:span></text:p>
            <text:p><text:span text:style-name="T20"><text:s text:c="6"/></text:span><text:span text:style-name="T20">}</text:span></text:p>
            <text:p><text:span text:style-name="T20"><text:s text:c="3"/></text:span></text:p>
            <text:p><text:span text:style-name="T20"><text:s text:c="3"/></text:span><text:span text:style-name="T20">dest 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Declarative Programming<text:line-break/>Function does the same thing</text:p>
          </draw:text-box>
        </draw:frame>
        <draw:frame draw:style-name="gr3" draw:text-style-name="P8" draw:layer="layout" svg:width="21.844cm" svg:height="5.182cm" svg:x="3.81cm" svg:y="7.385cm">
          <draw:text-box>
            <text:p><text:span text:style-name="T20">// Declarative.scala</text:span></text:p>
            <text:p><text:span text:style-name="T20"><text:line-break/></text:span><text:span text:style-name="T20">def copyIntArray(src: Array[Int]): Array[Int] = {</text:span></text:p>
            <text:p><text:span text:style-name="T20"><text:tab/></text:span><text:span text:style-name="T20">src.map(x =&gt; x) <text:s/>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[More on Functional Programming Here]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ed: High-order functions</text:p>
              </text:list-item>
              <text:list-item>
                <text:p>Needed: Partial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ncurrency With Scala Actors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Currently implemented in “akka” library.</text:p>
              </text:list-item>
              <text:list-item>
                <text:p>“Simple high-level abstractions for concurrency and parallelism.”</text:p>
              </text:list-item>
              <text:list-item>
                <text:p>Event driven – relies on asynchronous message passing between threads in the same process.</text:p>
              </text:list-item>
              <text:list-item>
                <text:p>Can use the same mechanism across a cluster of machines – “location transparency”.</text:p>
              </text:list-item>
              <text:list-item>
                <text:p>Messages passed are generally immu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tors “ask” and “tell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l is very common, recommended, high performance, fire and forget:<text:line-break/><text:line-break/>myActorRef ! “Hello” // tell myActorRef “hello”<text:line-break/></text:p>
              </text:list-item>
              <text:list-item>
                <text:p>Ask is low performance way of returning a future, should use only when you must:<text:line-break/><text:line-break/>val future = myActorRef ? “Hello”</text:p>
                <text:p>// … Use fu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Typed match” example<text:line-break/>(Revisited)</text:p>
          </draw:text-box>
        </draw:frame>
        <draw:frame presentation:style-name="pr4" draw:text-style-name="P6" draw:layer="layout" svg:width="25.199cm" svg:height="12.179cm" svg:x="1.4cm" svg:y="5.588cm" presentation:class="outline" presentation:user-transformed="true">
          <draw:text-box>
            <text:list text:style-name="L2">
              <text:list-header>
                <text:p><text:span text:style-name="T15"><text:line-break/></text:span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tch expressions are basis of Actor “receive” method</text:p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p text:style-name="P2"><text:span text:style-name="T21">class SimpleActor extends Actor {</text:span></text:p>
            <text:p text:style-name="P2"><text:span text:style-name="T21"><text:s text:c="4"/></text:span><text:span text:style-name="T21">def receive <text:s/>= {</text:span></text:p>
            <text:p text:style-name="P2"><text:span text:style-name="T21"><text:s text:c="7"/></text:span><text:span text:style-name="T21">case "Hey" =&gt; sender ! "Hay is for horses"</text:span></text:p>
            <text:p text:style-name="P2"><text:span text:style-name="T21"><text:s text:c="7"/></text:span><text:span text:style-name="T21">case _ =&gt; sender ! "Unknown message type"</text:span></text:p>
            <text:p text:style-name="P2"><text:span text:style-name="T21"><text:s text:c="4"/></text:span><text:span text:style-name="T21">}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ala Popularity:<text:line-break/>Dice “Jobs” (Nationwide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ainstream languages:</text:p>
                <text:p>17,448 Java<text:line-break/>17,163 C++<text:line-break/>12,349 Javascript<text:line-break/> <text:s/>8,478 C#<text:line-break/>Etc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iche languages:<text:line-break/><text:line-break/>543 Scala<text:line-break/>470 Groovy<text:line-break/> <text:s/>99 Clojure<text:line-break/> <text:s/>74 Erlang<text:line-break/> <text:s/>43 Haskel<text:line-break/> <text:s/>34 Lisp<text:line-break/> <text:s/>26 F#<text:line-break/>Etc., Etc.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6:42:36.956987188</meta:creation-date>
    <meta:generator>LibreOffice/4.2.7.2$Linux_X86_64 LibreOffice_project/420m0$Build-2</meta:generator>
    <dc:date>2014-12-01T09:43:54.884499242</dc:date>
    <meta:editing-duration>P3DT23H28M27S</meta:editing-duration>
    <meta:editing-cycles>50</meta:editing-cycles>
    <meta:document-statistic meta:object-count="178"/>
  </office:meta>
</office:document-meta>
</file>